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121">
      <style:table-cell-properties fo:background-color="#ffff99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4" table:default-cell-style-name="ce5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Default"/>
        <table:table-column table:style-name="co3" table:default-cell-style-name="ce5"/>
        <table:table-column table:style-name="co3" table:number-columns-repeated="4" table:default-cell-style-name="Default"/>
        <table:table-column table:style-name="co4" table:default-cell-style-name="ce10"/>
        <table:table-column table:style-name="co5" table:default-cell-style-name="ce13"/>
        <table:table-column table:style-name="co6" table:number-columns-repeated="4" table:default-cell-style-name="ce7"/>
        <table:table-column table:style-name="co4" table:default-cell-style-name="ce10"/>
        <table:table-column table:style-name="co6" table:default-cell-style-name="ce16"/>
        <table:table-column table:style-name="co7" table:default-cell-style-name="ce19"/>
        <table:table-column table:style-name="co4" table:default-cell-style-name="ce10"/>
        <table:table-column table:style-name="co6" table:default-cell-style-name="ce16"/>
        <table:table-column table:style-name="co2" table:default-cell-style-name="ce21"/>
        <table:table-column table:style-name="co4" table:default-cell-style-name="ce10"/>
        <table:table-column table:style-name="co6" table:default-cell-style-name="ce16"/>
        <table:table-column table:style-name="co7" table:default-cell-style-name="ce19"/>
        <table:table-column table:style-name="co2" table:number-columns-repeated="96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RN</text:p>
          </table:table-cell>
          <table:table-cell table:style-name="ce4" office:value-type="string" calcext:value-type="string">
            <text:p>MP1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9 – 5I</text:p>
          </table:table-cell>
          <table:table-cell table:style-name="ce4" office:value-type="string" calcext:value-type="string">
            <text:p>A9 – LT</text:p>
          </table:table-cell>
          <table:table-cell table:style-name="ce4" office:value-type="string" calcext:value-type="string">
            <text:p>A10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A12</text:p>
          </table:table-cell>
          <table:table-cell table:style-name="ce7" office:value-type="string" calcext:value-type="string">
            <text:p>RN</text:p>
          </table:table-cell>
          <table:table-cell table:style-name="ce7" office:value-type="string" calcext:value-type="string">
            <text:p>A13</text:p>
          </table:table-cell>
          <table:table-cell table:style-name="ce7" office:value-type="string" calcext:value-type="string">
            <text:p>A14 – LT</text:p>
          </table:table-cell>
          <table:table-cell table:style-name="ce8" office:value-type="string" calcext:value-type="string">
            <text:p>A15</text:p>
          </table:table-cell>
          <table:table-cell table:style-name="ce8" office:value-type="string" calcext:value-type="string">
            <text:p>A16</text:p>
          </table:table-cell>
          <table:table-cell table:style-name="ce8" office:value-type="string" calcext:value-type="string">
            <text:p>A?</text:p>
          </table:table-cell>
          <table:table-cell table:style-name="ce8" office:value-type="string" calcext:value-type="string">
            <text:p>M3-P</text:p>
          </table:table-cell>
          <table:table-cell table:style-name="ce8" office:value-type="string" calcext:value-type="string">
            <text:p>A17</text:p>
          </table:table-cell>
          <table:table-cell table:style-name="ce9"/>
          <table:table-cell table:style-name="ce11" office:value-type="string" calcext:value-type="string">
            <text:p>Final Grade</text:p>
          </table:table-cell>
          <table:table-cell table:style-name="ce12" office:value-type="string" calcext:value-type="string">
            <text:p>Final Grade</text:p>
          </table:table-cell>
          <table:table-cell table:style-name="ce12" office:value-type="string" calcext:value-type="string">
            <text:p>Submitted Grade</text:p>
          </table:table-cell>
          <table:table-cell table:style-name="ce12" office:value-type="string" calcext:value-type="string">
            <text:p>Final GPA</text:p>
          </table:table-cell>
          <table:table-cell table:style-name="ce12" office:value-type="string" calcext:value-type="string">
            <text:p>Submitted GPA</text:p>
          </table:table-cell>
          <table:table-cell table:style-name="ce9"/>
          <table:table-cell table:style-name="ce15" office:value-type="string" calcext:value-type="string">
            <text:p>Letter Grade</text:p>
          </table:table-cell>
          <table:table-cell table:style-name="ce18" office:value-type="string" calcext:value-type="string">
            <text:p>Numerical Grade</text:p>
          </table:table-cell>
          <table:table-cell table:style-name="ce9"/>
          <table:table-cell table:style-name="ce15" office:value-type="string" calcext:value-type="string">
            <text:p>Letter Grade</text:p>
          </table:table-cell>
          <table:table-cell table:style-name="ce20" office:value-type="string" calcext:value-type="string">
            <text:p>GPA </text:p>
          </table:table-cell>
          <table:table-cell table:style-name="ce9"/>
          <table:table-cell table:style-name="ce15"/>
          <table:table-cell table:style-name="ce18"/>
          <table:table-cell table:style-name="ce23" table:number-columns-repeated="964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1" table:formula="of:=[.S2] + [.Y2] + #REF!2 + #REF!2 + [.S2] + [.S2]" office:value-type="string" office:string-value="" calcext:value-type="error">
            <text:p>Err:509</text:p>
          </table:table-cell>
          <table:table-cell table:style-name="ce12" table:formula="of:=IF([.Z2]&gt;=0.9875;&quot;A+&quot;;  IF([.Z2]&gt;=0.94; &quot;A&quot;; IF([.Z2]&gt;=0.9; &quot;A-&quot;; IF([.Z2]&gt;=0.87; &quot;B+&quot;; IF([.Z2]&gt;=0.84;&quot;B&quot;; IF([.Z2]&gt;=0.8; &quot;B-&quot;; IF([.Z2]&gt;=0.77; &quot;C+&quot;; IF([.Z2]&gt;=0.74;&quot;C&quot;; IF([.Z2]&gt;=0.7; &quot;C-&quot;; IF([.Z2]&gt;=0.67; &quot;D+&quot;; IF([.Z2]&gt;=0.64;&quot;D&quot;; IF([.Z2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B+</text:p>
          </table:table-cell>
          <table:table-cell table:style-name="ce12" table:formula="of:=VLOOKUP([.AA2]; [.$AI$2:.$AJ$15]; 2; 0)" office:value-type="string" office:string-value="" calcext:value-type="error">
            <text:p>Err:509</text:p>
          </table:table-cell>
          <table:table-cell table:style-name="ce12" table:formula="of:=VLOOKUP([.AB2]; [.$AI$2:.$AJ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table:style-name="ce6"/>
          <table:table-cell table:style-name="ce5" office:value-type="string" calcext:value-type="string">
            <text:p>A</text:p>
          </table:table-cell>
          <table:table-cell/>
          <table:table-cell table:style-name="ce11" table:formula="of:=[.S3] + [.Y3] + #REF!3 + #REF!3 + [.S3] + [.S3]" office:value-type="string" office:string-value="" calcext:value-type="error">
            <text:p>Err:509</text:p>
          </table:table-cell>
          <table:table-cell table:style-name="ce12" table:formula="of:=IF([.Z3]&gt;=0.9875;&quot;A+&quot;;  IF([.Z3]&gt;=0.94; &quot;A&quot;; IF([.Z3]&gt;=0.9; &quot;A-&quot;; IF([.Z3]&gt;=0.87; &quot;B+&quot;; IF([.Z3]&gt;=0.84;&quot;B&quot;; IF([.Z3]&gt;=0.8; &quot;B-&quot;; IF([.Z3]&gt;=0.77; &quot;C+&quot;; IF([.Z3]&gt;=0.74;&quot;C&quot;; IF([.Z3]&gt;=0.7; &quot;C-&quot;; IF([.Z3]&gt;=0.67; &quot;D+&quot;; IF([.Z3]&gt;=0.64;&quot;D&quot;; IF([.Z3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B</text:p>
          </table:table-cell>
          <table:table-cell table:style-name="ce12" table:formula="of:=VLOOKUP([.AA3]; [.$AI$2:.$AJ$15]; 2; 0)" office:value-type="string" office:string-value="" calcext:value-type="error">
            <text:p>Err:509</text:p>
          </table:table-cell>
          <table:table-cell table:style-name="ce12" table:formula="of:=VLOOKUP([.AB3]; [.$AI$2:.$AJ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6"/>
          <table:table-cell table:number-columns-repeated="6"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A-</text:p>
          </table:table-cell>
          <table:table-cell table:style-name="ce6"/>
          <table:table-cell table:style-name="ce5" office:value-type="string" calcext:value-type="string">
            <text:p>F</text:p>
          </table:table-cell>
          <table:table-cell/>
          <table:table-cell table:style-name="ce11" table:formula="of:=[.S4] + [.Y4] + #REF!4 + #REF!4 + [.S4] + [.S4]" office:value-type="string" office:string-value="" calcext:value-type="error">
            <text:p>Err:509</text:p>
          </table:table-cell>
          <table:table-cell table:style-name="ce12" table:formula="of:=IF([.Z4]&gt;=0.9875;&quot;A+&quot;;  IF([.Z4]&gt;=0.94; &quot;A&quot;; IF([.Z4]&gt;=0.9; &quot;A-&quot;; IF([.Z4]&gt;=0.87; &quot;B+&quot;; IF([.Z4]&gt;=0.84;&quot;B&quot;; IF([.Z4]&gt;=0.8; &quot;B-&quot;; IF([.Z4]&gt;=0.77; &quot;C+&quot;; IF([.Z4]&gt;=0.74;&quot;C&quot;; IF([.Z4]&gt;=0.7; &quot;C-&quot;; IF([.Z4]&gt;=0.67; &quot;D+&quot;; IF([.Z4]&gt;=0.64;&quot;D&quot;; IF([.Z4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A</text:p>
          </table:table-cell>
          <table:table-cell table:style-name="ce12" table:formula="of:=VLOOKUP([.AA4]; [.$AI$2:.$AJ$15]; 2; 0)" office:value-type="string" office:string-value="" calcext:value-type="error">
            <text:p>Err:509</text:p>
          </table:table-cell>
          <table:table-cell table:style-name="ce12" table:formula="of:=VLOOKUP([.AB4]; [.$AI$2:.$AJ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6"/>
          <table:table-cell table:style-name="ce5" office:value-type="string" calcext:value-type="string">
            <text:p>B-</text:p>
          </table:table-cell>
          <table:table-cell/>
          <table:table-cell table:style-name="ce11" table:formula="of:=[.S5] + [.Y5] + #REF!5 + #REF!5 + [.S5] + [.S5]" office:value-type="string" office:string-value="" calcext:value-type="error">
            <text:p>Err:509</text:p>
          </table:table-cell>
          <table:table-cell table:style-name="ce12" table:formula="of:=IF([.Z5]&gt;=0.9875;&quot;A+&quot;;  IF([.Z5]&gt;=0.94; &quot;A&quot;; IF([.Z5]&gt;=0.9; &quot;A-&quot;; IF([.Z5]&gt;=0.87; &quot;B+&quot;; IF([.Z5]&gt;=0.84;&quot;B&quot;; IF([.Z5]&gt;=0.8; &quot;B-&quot;; IF([.Z5]&gt;=0.77; &quot;C+&quot;; IF([.Z5]&gt;=0.74;&quot;C&quot;; IF([.Z5]&gt;=0.7; &quot;C-&quot;; IF([.Z5]&gt;=0.67; &quot;D+&quot;; IF([.Z5]&gt;=0.64;&quot;D&quot;; IF([.Z5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C-</text:p>
          </table:table-cell>
          <table:table-cell table:style-name="ce12" table:formula="of:=VLOOKUP([.AA5]; [.$AI$2:.$AJ$15]; 2; 0)" office:value-type="string" office:string-value="" calcext:value-type="error">
            <text:p>Err:509</text:p>
          </table:table-cell>
          <table:table-cell table:style-name="ce12" table:formula="of:=VLOOKUP([.AB5]; [.$AI$2:.$AJ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table:style-name="ce5"/>
          <table:table-cell/>
          <table:table-cell table:style-name="ce5" table:number-columns-repeated="2"/>
          <table:table-cell table:style-name="ce6"/>
          <table:table-cell table:style-name="ce5"/>
          <table:table-cell/>
          <table:table-cell table:style-name="ce11" table:formula="of:=[.S6] + [.Y6] + #REF!6 + #REF!6 + [.S6] + [.S6]" office:value-type="string" office:string-value="" calcext:value-type="error">
            <text:p>Err:509</text:p>
          </table:table-cell>
          <table:table-cell table:style-name="ce12" table:formula="of:=IF([.Z6]&gt;=0.9875;&quot;A+&quot;;  IF([.Z6]&gt;=0.94; &quot;A&quot;; IF([.Z6]&gt;=0.9; &quot;A-&quot;; IF([.Z6]&gt;=0.87; &quot;B+&quot;; IF([.Z6]&gt;=0.84;&quot;B&quot;; IF([.Z6]&gt;=0.8; &quot;B-&quot;; IF([.Z6]&gt;=0.77; &quot;C+&quot;; IF([.Z6]&gt;=0.74;&quot;C&quot;; IF([.Z6]&gt;=0.7; &quot;C-&quot;; IF([.Z6]&gt;=0.67; &quot;D+&quot;; IF([.Z6]&gt;=0.64;&quot;D&quot;; IF([.Z6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C-</text:p>
          </table:table-cell>
          <table:table-cell table:style-name="ce12" table:formula="of:=VLOOKUP([.AA6]; [.$AI$2:.$AJ$15]; 2; 0)" office:value-type="string" office:string-value="" calcext:value-type="error">
            <text:p>Err:509</text:p>
          </table:table-cell>
          <table:table-cell table:style-name="ce12" table:formula="of:=VLOOKUP([.AB6]; [.$AI$2:.$AJ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number-columns-repeated="2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6"/>
          <table:table-cell table:style-name="ce5" office:value-type="string" calcext:value-type="string">
            <text:p>F</text:p>
          </table:table-cell>
          <table:table-cell/>
          <table:table-cell table:style-name="ce11" table:formula="of:=[.S7] + [.Y7] + #REF!7 + #REF!7 + [.S7] + [.S7]" office:value-type="string" office:string-value="" calcext:value-type="error">
            <text:p>Err:509</text:p>
          </table:table-cell>
          <table:table-cell table:style-name="ce12" table:formula="of:=IF([.Z7]&gt;=0.9875;&quot;A+&quot;;  IF([.Z7]&gt;=0.94; &quot;A&quot;; IF([.Z7]&gt;=0.9; &quot;A-&quot;; IF([.Z7]&gt;=0.87; &quot;B+&quot;; IF([.Z7]&gt;=0.84;&quot;B&quot;; IF([.Z7]&gt;=0.8; &quot;B-&quot;; IF([.Z7]&gt;=0.77; &quot;C+&quot;; IF([.Z7]&gt;=0.74;&quot;C&quot;; IF([.Z7]&gt;=0.7; &quot;C-&quot;; IF([.Z7]&gt;=0.67; &quot;D+&quot;; IF([.Z7]&gt;=0.64;&quot;D&quot;; IF([.Z7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B</text:p>
          </table:table-cell>
          <table:table-cell table:style-name="ce12" table:formula="of:=VLOOKUP([.AA7]; [.$AI$2:.$AJ$15]; 2; 0)" office:value-type="string" office:string-value="" calcext:value-type="error">
            <text:p>Err:509</text:p>
          </table:table-cell>
          <table:table-cell table:style-name="ce12" table:formula="of:=VLOOKUP([.AB7]; [.$AI$2:.$AJ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1" table:formula="of:=[.S8] + [.Y8] + #REF!8 + #REF!8 + [.S8] + [.S8]" office:value-type="string" office:string-value="" calcext:value-type="error">
            <text:p>Err:509</text:p>
          </table:table-cell>
          <table:table-cell table:style-name="ce12" table:formula="of:=IF([.Z8]&gt;=0.9875;&quot;A+&quot;;  IF([.Z8]&gt;=0.94; &quot;A&quot;; IF([.Z8]&gt;=0.9; &quot;A-&quot;; IF([.Z8]&gt;=0.87; &quot;B+&quot;; IF([.Z8]&gt;=0.84;&quot;B&quot;; IF([.Z8]&gt;=0.8; &quot;B-&quot;; IF([.Z8]&gt;=0.77; &quot;C+&quot;; IF([.Z8]&gt;=0.74;&quot;C&quot;; IF([.Z8]&gt;=0.7; &quot;C-&quot;; IF([.Z8]&gt;=0.67; &quot;D+&quot;; IF([.Z8]&gt;=0.64;&quot;D&quot;; IF([.Z8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C+</text:p>
          </table:table-cell>
          <table:table-cell table:style-name="ce12" table:formula="of:=VLOOKUP([.AA8]; [.$AI$2:.$AJ$15]; 2; 0)" office:value-type="string" office:string-value="" calcext:value-type="error">
            <text:p>Err:509</text:p>
          </table:table-cell>
          <table:table-cell table:style-name="ce12" table:formula="of:=VLOOKUP([.AB8]; [.$AI$2:.$AJ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table:style-name="ce6"/>
          <table:table-cell table:style-name="ce5" office:value-type="string" calcext:value-type="string">
            <text:p>A-</text:p>
          </table:table-cell>
          <table:table-cell/>
          <table:table-cell table:style-name="ce11" table:formula="of:=[.S9] + [.Y9] + #REF!9 + #REF!9 + [.S9] + [.S9]" office:value-type="string" office:string-value="" calcext:value-type="error">
            <text:p>Err:509</text:p>
          </table:table-cell>
          <table:table-cell table:style-name="ce12" table:formula="of:=IF([.Z9]&gt;=0.9875;&quot;A+&quot;;  IF([.Z9]&gt;=0.94; &quot;A&quot;; IF([.Z9]&gt;=0.9; &quot;A-&quot;; IF([.Z9]&gt;=0.87; &quot;B+&quot;; IF([.Z9]&gt;=0.84;&quot;B&quot;; IF([.Z9]&gt;=0.8; &quot;B-&quot;; IF([.Z9]&gt;=0.77; &quot;C+&quot;; IF([.Z9]&gt;=0.74;&quot;C&quot;; IF([.Z9]&gt;=0.7; &quot;C-&quot;; IF([.Z9]&gt;=0.67; &quot;D+&quot;; IF([.Z9]&gt;=0.64;&quot;D&quot;; IF([.Z9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C</text:p>
          </table:table-cell>
          <table:table-cell table:style-name="ce12" table:formula="of:=VLOOKUP([.AA9]; [.$AI$2:.$AJ$15]; 2; 0)" office:value-type="string" office:string-value="" calcext:value-type="error">
            <text:p>Err:509</text:p>
          </table:table-cell>
          <table:table-cell table:style-name="ce12" table:formula="of:=VLOOKUP([.AB9]; [.$AI$2:.$AJ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6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/>
          <table:table-cell table:style-name="ce11" table:formula="of:=[.S10] + [.Y10] + #REF!10 + #REF!10 + [.S10] + [.S10]" office:value-type="string" office:string-value="" calcext:value-type="error">
            <text:p>Err:509</text:p>
          </table:table-cell>
          <table:table-cell table:style-name="ce12" table:formula="of:=IF([.Z10]&gt;=0.9875;&quot;A+&quot;;  IF([.Z10]&gt;=0.94; &quot;A&quot;; IF([.Z10]&gt;=0.9; &quot;A-&quot;; IF([.Z10]&gt;=0.87; &quot;B+&quot;; IF([.Z10]&gt;=0.84;&quot;B&quot;; IF([.Z10]&gt;=0.8; &quot;B-&quot;; IF([.Z10]&gt;=0.77; &quot;C+&quot;; IF([.Z10]&gt;=0.74;&quot;C&quot;; IF([.Z10]&gt;=0.7; &quot;C-&quot;; IF([.Z10]&gt;=0.67; &quot;D+&quot;; IF([.Z10]&gt;=0.64;&quot;D&quot;; IF([.Z10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C+</text:p>
          </table:table-cell>
          <table:table-cell table:style-name="ce12" table:formula="of:=VLOOKUP([.AA10]; [.$AI$2:.$AJ$15]; 2; 0)" office:value-type="string" office:string-value="" calcext:value-type="error">
            <text:p>Err:509</text:p>
          </table:table-cell>
          <table:table-cell table:style-name="ce12" table:formula="of:=VLOOKUP([.AB10]; [.$AI$2:.$AJ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/>
          <table:table-cell table:style-name="ce11" table:formula="of:=[.S11] + [.Y11] + #REF!11 + #REF!11 + [.S11] + [.S11]" office:value-type="string" office:string-value="" calcext:value-type="error">
            <text:p>Err:509</text:p>
          </table:table-cell>
          <table:table-cell table:style-name="ce12" table:formula="of:=IF([.Z11]&gt;=0.9875;&quot;A+&quot;;  IF([.Z11]&gt;=0.94; &quot;A&quot;; IF([.Z11]&gt;=0.9; &quot;A-&quot;; IF([.Z11]&gt;=0.87; &quot;B+&quot;; IF([.Z11]&gt;=0.84;&quot;B&quot;; IF([.Z11]&gt;=0.8; &quot;B-&quot;; IF([.Z11]&gt;=0.77; &quot;C+&quot;; IF([.Z11]&gt;=0.74;&quot;C&quot;; IF([.Z11]&gt;=0.7; &quot;C-&quot;; IF([.Z11]&gt;=0.67; &quot;D+&quot;; IF([.Z11]&gt;=0.64;&quot;D&quot;; IF([.Z11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B-</text:p>
          </table:table-cell>
          <table:table-cell table:style-name="ce12" table:formula="of:=VLOOKUP([.AA11]; [.$AI$2:.$AJ$15]; 2; 0)" office:value-type="string" office:string-value="" calcext:value-type="error">
            <text:p>Err:509</text:p>
          </table:table-cell>
          <table:table-cell table:style-name="ce12" table:formula="of:=VLOOKUP([.AB11]; [.$AI$2:.$AJ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table:style-name="ce6"/>
          <table:table-cell table:style-name="ce5" office:value-type="string" calcext:value-type="string">
            <text:p>A</text:p>
          </table:table-cell>
          <table:table-cell/>
          <table:table-cell table:style-name="ce11" table:formula="of:=[.S12] + [.Y12] + #REF!12 + #REF!12 + [.S12] + [.S12]" office:value-type="string" office:string-value="" calcext:value-type="error">
            <text:p>Err:509</text:p>
          </table:table-cell>
          <table:table-cell table:style-name="ce12" table:formula="of:=IF([.Z12]&gt;=0.9875;&quot;A+&quot;;  IF([.Z12]&gt;=0.94; &quot;A&quot;; IF([.Z12]&gt;=0.9; &quot;A-&quot;; IF([.Z12]&gt;=0.87; &quot;B+&quot;; IF([.Z12]&gt;=0.84;&quot;B&quot;; IF([.Z12]&gt;=0.8; &quot;B-&quot;; IF([.Z12]&gt;=0.77; &quot;C+&quot;; IF([.Z12]&gt;=0.74;&quot;C&quot;; IF([.Z12]&gt;=0.7; &quot;C-&quot;; IF([.Z12]&gt;=0.67; &quot;D+&quot;; IF([.Z12]&gt;=0.64;&quot;D&quot;; IF([.Z12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B+</text:p>
          </table:table-cell>
          <table:table-cell table:style-name="ce12" table:formula="of:=VLOOKUP([.AA12]; [.$AI$2:.$AJ$15]; 2; 0)" office:value-type="string" office:string-value="" calcext:value-type="error">
            <text:p>Err:509</text:p>
          </table:table-cell>
          <table:table-cell table:style-name="ce12" table:formula="of:=VLOOKUP([.AB12]; [.$AI$2:.$AJ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6"/>
          <table:table-cell table:style-name="ce5" office:value-type="string" calcext:value-type="string">
            <text:p>A</text:p>
          </table:table-cell>
          <table:table-cell/>
          <table:table-cell table:style-name="ce11" table:formula="of:=[.S13] + [.Y13] + #REF!13 + #REF!13 + [.S13] + [.S13]" office:value-type="string" office:string-value="" calcext:value-type="error">
            <text:p>Err:509</text:p>
          </table:table-cell>
          <table:table-cell table:style-name="ce12" table:formula="of:=IF([.Z13]&gt;=0.9875;&quot;A+&quot;;  IF([.Z13]&gt;=0.94; &quot;A&quot;; IF([.Z13]&gt;=0.9; &quot;A-&quot;; IF([.Z13]&gt;=0.87; &quot;B+&quot;; IF([.Z13]&gt;=0.84;&quot;B&quot;; IF([.Z13]&gt;=0.8; &quot;B-&quot;; IF([.Z13]&gt;=0.77; &quot;C+&quot;; IF([.Z13]&gt;=0.74;&quot;C&quot;; IF([.Z13]&gt;=0.7; &quot;C-&quot;; IF([.Z13]&gt;=0.67; &quot;D+&quot;; IF([.Z13]&gt;=0.64;&quot;D&quot;; IF([.Z13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A-</text:p>
          </table:table-cell>
          <table:table-cell table:style-name="ce12" table:formula="of:=VLOOKUP([.AA13]; [.$AI$2:.$AJ$15]; 2; 0)" office:value-type="string" office:string-value="" calcext:value-type="error">
            <text:p>Err:509</text:p>
          </table:table-cell>
          <table:table-cell table:style-name="ce12" table:formula="of:=VLOOKUP([.AB13]; [.$AI$2:.$AJ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table:style-name="ce6"/>
          <table:table-cell table:style-name="ce5" office:value-type="string" calcext:value-type="string">
            <text:p>A</text:p>
          </table:table-cell>
          <table:table-cell/>
          <table:table-cell table:style-name="ce11" table:formula="of:=[.S14] + [.Y14] + #REF!14 + #REF!14 + [.S14] + [.S14]" office:value-type="string" office:string-value="" calcext:value-type="error">
            <text:p>Err:509</text:p>
          </table:table-cell>
          <table:table-cell table:style-name="ce12" table:formula="of:=IF([.Z14]&gt;=0.9875;&quot;A+&quot;;  IF([.Z14]&gt;=0.94; &quot;A&quot;; IF([.Z14]&gt;=0.9; &quot;A-&quot;; IF([.Z14]&gt;=0.87; &quot;B+&quot;; IF([.Z14]&gt;=0.84;&quot;B&quot;; IF([.Z14]&gt;=0.8; &quot;B-&quot;; IF([.Z14]&gt;=0.77; &quot;C+&quot;; IF([.Z14]&gt;=0.74;&quot;C&quot;; IF([.Z14]&gt;=0.7; &quot;C-&quot;; IF([.Z14]&gt;=0.67; &quot;D+&quot;; IF([.Z14]&gt;=0.64;&quot;D&quot;; IF([.Z14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C+</text:p>
          </table:table-cell>
          <table:table-cell table:style-name="ce12" table:formula="of:=VLOOKUP([.AA14]; [.$AI$2:.$AJ$15]; 2; 0)" office:value-type="string" office:string-value="" calcext:value-type="error">
            <text:p>Err:509</text:p>
          </table:table-cell>
          <table:table-cell table:style-name="ce12" table:formula="of:=VLOOKUP([.AB14]; [.$AI$2:.$AJ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6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table:number-columns-repeated="2" table:style-name="ce5" office:value-type="string" calcext:value-type="string">
            <text:p>A</text:p>
          </table:table-cell>
          <table:table-cell/>
          <table:table-cell table:style-name="ce11" table:formula="of:=[.S15] + [.Y15] + #REF!15 + #REF!15 + [.S15] + [.S15]" office:value-type="string" office:string-value="" calcext:value-type="error">
            <text:p>Err:509</text:p>
          </table:table-cell>
          <table:table-cell table:style-name="ce12" table:formula="of:=IF([.Z15]&gt;=0.9875;&quot;A+&quot;;  IF([.Z15]&gt;=0.94; &quot;A&quot;; IF([.Z15]&gt;=0.9; &quot;A-&quot;; IF([.Z15]&gt;=0.87; &quot;B+&quot;; IF([.Z15]&gt;=0.84;&quot;B&quot;; IF([.Z15]&gt;=0.8; &quot;B-&quot;; IF([.Z15]&gt;=0.77; &quot;C+&quot;; IF([.Z15]&gt;=0.74;&quot;C&quot;; IF([.Z15]&gt;=0.7; &quot;C-&quot;; IF([.Z15]&gt;=0.67; &quot;D+&quot;; IF([.Z15]&gt;=0.64;&quot;D&quot;; IF([.Z15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B-</text:p>
          </table:table-cell>
          <table:table-cell table:style-name="ce12" table:formula="of:=VLOOKUP([.AA15]; [.$AI$2:.$AJ$15]; 2; 0)" office:value-type="string" office:string-value="" calcext:value-type="error">
            <text:p>Err:509</text:p>
          </table:table-cell>
          <table:table-cell table:style-name="ce12" table:formula="of:=VLOOKUP([.AB15]; [.$AI$2:.$AJ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table:style-name="ce6"/>
          <table:table-cell table:style-name="ce5" office:value-type="string" calcext:value-type="string">
            <text:p>A-</text:p>
          </table:table-cell>
          <table:table-cell/>
          <table:table-cell table:style-name="ce11" table:formula="of:=[.S16] + [.Y16] + #REF!16 + #REF!16 + [.S16] + [.S16]" office:value-type="string" office:string-value="" calcext:value-type="error">
            <text:p>Err:509</text:p>
          </table:table-cell>
          <table:table-cell table:style-name="ce12" table:formula="of:=IF([.Z16]&gt;=0.9875;&quot;A+&quot;;  IF([.Z16]&gt;=0.94; &quot;A&quot;; IF([.Z16]&gt;=0.9; &quot;A-&quot;; IF([.Z16]&gt;=0.87; &quot;B+&quot;; IF([.Z16]&gt;=0.84;&quot;B&quot;; IF([.Z16]&gt;=0.8; &quot;B-&quot;; IF([.Z16]&gt;=0.77; &quot;C+&quot;; IF([.Z16]&gt;=0.74;&quot;C&quot;; IF([.Z16]&gt;=0.7; &quot;C-&quot;; IF([.Z16]&gt;=0.67; &quot;D+&quot;; IF([.Z16]&gt;=0.64;&quot;D&quot;; IF([.Z16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B-</text:p>
          </table:table-cell>
          <table:table-cell table:style-name="ce12" table:formula="of:=VLOOKUP([.AA16]; [.$AI$2:.$AJ$15]; 2; 0)" office:value-type="string" office:string-value="" calcext:value-type="error">
            <text:p>Err:509</text:p>
          </table:table-cell>
          <table:table-cell table:style-name="ce12" table:formula="of:=VLOOKUP([.AB16]; [.$AI$2:.$AJ$15]; 2; 0)" office:value-type="float" office:value="2.7" calcext:value-type="float">
            <text:p>2.7</text:p>
          </table:table-cell>
          <table:table-cell/>
          <table:table-cell table:style-name="ce17"/>
          <table:table-cell table:style-name="ce10"/>
          <table:table-cell/>
          <table:table-cell table:style-name="ce17"/>
          <table:table-cell table:style-name="ce22"/>
          <table:table-cell table:number-columns-repeated="2"/>
          <table:table-cell table:style-name="Default"/>
          <table:table-cell table:number-columns-repeated="964"/>
        </table:table-row>
        <table:table-row table:style-name="ro1">
          <table:table-cell table:number-columns-repeated="18"/>
          <table:table-cell table:style-name="ce5"/>
          <table:table-cell table:number-columns-repeated="6"/>
          <table:table-cell table:style-name="ce11" table:formula="of:=[.S17] + [.Y17] + #REF!17 + #REF!17 + [.S17] + [.S17]" office:value-type="string" office:string-value="" calcext:value-type="error">
            <text:p>Err:509</text:p>
          </table:table-cell>
          <table:table-cell table:style-name="ce12" table:formula="of:=IF([.Z17]&gt;=0.9875;&quot;A+&quot;;  IF([.Z17]&gt;=0.94; &quot;A&quot;; IF([.Z17]&gt;=0.9; &quot;A-&quot;; IF([.Z17]&gt;=0.87; &quot;B+&quot;; IF([.Z17]&gt;=0.84;&quot;B&quot;; IF([.Z17]&gt;=0.8; &quot;B-&quot;; IF([.Z17]&gt;=0.77; &quot;C+&quot;; IF([.Z17]&gt;=0.74;&quot;C&quot;; IF([.Z17]&gt;=0.7; &quot;C-&quot;; IF([.Z17]&gt;=0.67; &quot;D+&quot;; IF([.Z17]&gt;=0.64;&quot;D&quot;; IF([.Z17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B+</text:p>
          </table:table-cell>
          <table:table-cell table:style-name="ce12" table:formula="of:=VLOOKUP([.AA17]; [.$AI$2:.$AJ$15]; 2; 0)" office:value-type="string" office:string-value="" calcext:value-type="error">
            <text:p>Err:509</text:p>
          </table:table-cell>
          <table:table-cell table:style-name="ce12" table:formula="of:=VLOOKUP([.AB17]; [.$AI$2:.$AJ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67"/>
        </table:table-row>
        <table:table-row table:style-name="ro1">
          <table:table-cell table:style-name="ce2"/>
          <table:table-cell table:number-columns-repeated="24"/>
          <table:table-cell table:style-name="ce11" table:formula="of:=[.S18] + [.Y18] + #REF!18 + #REF!18 + [.S18] + [.S18]" office:value-type="string" office:string-value="" calcext:value-type="error">
            <text:p>Err:509</text:p>
          </table:table-cell>
          <table:table-cell table:style-name="ce12" table:formula="of:=IF([.Z18]&gt;=0.9875;&quot;A+&quot;;  IF([.Z18]&gt;=0.94; &quot;A&quot;; IF([.Z18]&gt;=0.9; &quot;A-&quot;; IF([.Z18]&gt;=0.87; &quot;B+&quot;; IF([.Z18]&gt;=0.84;&quot;B&quot;; IF([.Z18]&gt;=0.8; &quot;B-&quot;; IF([.Z18]&gt;=0.77; &quot;C+&quot;; IF([.Z18]&gt;=0.74;&quot;C&quot;; IF([.Z18]&gt;=0.7; &quot;C-&quot;; IF([.Z18]&gt;=0.67; &quot;D+&quot;; IF([.Z18]&gt;=0.64;&quot;D&quot;; IF([.Z18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B</text:p>
          </table:table-cell>
          <table:table-cell table:style-name="ce12" table:formula="of:=VLOOKUP([.AA18]; [.$AI$2:.$AJ$15]; 2; 0)" office:value-type="string" office:string-value="" calcext:value-type="error">
            <text:p>Err:509</text:p>
          </table:table-cell>
          <table:table-cell table:style-name="ce12" table:formula="of:=VLOOKUP([.AB18]; [.$AI$2:.$AJ$15]; 2; 0)" office:value-type="float" office:value="3" calcext:value-type="float">
            <text:p>3</text:p>
          </table:table-cell>
          <table:table-cell table:number-columns-repeated="973"/>
        </table:table-row>
        <table:table-row table:style-name="ro1">
          <table:table-cell table:number-columns-repeated="25"/>
          <table:table-cell table:style-name="ce11" table:formula="of:=[.S19] + [.Y19] + #REF!19 + #REF!19 + [.S19] + [.S19]" office:value-type="string" office:string-value="" calcext:value-type="error">
            <text:p>Err:509</text:p>
          </table:table-cell>
          <table:table-cell table:style-name="ce12" table:formula="of:=IF([.Z19]&gt;=0.9875;&quot;A+&quot;;  IF([.Z19]&gt;=0.94; &quot;A&quot;; IF([.Z19]&gt;=0.9; &quot;A-&quot;; IF([.Z19]&gt;=0.87; &quot;B+&quot;; IF([.Z19]&gt;=0.84;&quot;B&quot;; IF([.Z19]&gt;=0.8; &quot;B-&quot;; IF([.Z19]&gt;=0.77; &quot;C+&quot;; IF([.Z19]&gt;=0.74;&quot;C&quot;; IF([.Z19]&gt;=0.7; &quot;C-&quot;; IF([.Z19]&gt;=0.67; &quot;D+&quot;; IF([.Z19]&gt;=0.64;&quot;D&quot;; IF([.Z19]&gt;=0.6; &quot;D-&quot;; &quot;F&quot;))))))))))))" office:value-type="string" office:string-value="" calcext:value-type="error">
            <text:p>Err:509</text:p>
          </table:table-cell>
          <table:table-cell table:style-name="ce12" office:value-type="string" calcext:value-type="string">
            <text:p>B+</text:p>
          </table:table-cell>
          <table:table-cell table:style-name="ce12" table:formula="of:=VLOOKUP([.AA19]; [.$AI$2:.$AJ$15]; 2; 0)" office:value-type="string" office:string-value="" calcext:value-type="error">
            <text:p>Err:509</text:p>
          </table:table-cell>
          <table:table-cell table:style-name="ce12" table:formula="of:=VLOOKUP([.AB19]; [.$AI$2:.$AJ$15]; 2; 0)" office:value-type="float" office:value="3.3" calcext:value-type="float">
            <text:p>3.3</text:p>
          </table:table-cell>
          <table:table-cell table:number-columns-repeated="973"/>
        </table:table-row>
        <table:table-row table:style-name="ro1" table:number-rows-repeated="3">
          <table:table-cell table:number-columns-repeated="25"/>
          <table:table-cell table:style-name="ce11"/>
          <table:table-cell table:style-name="ce12" table:number-columns-repeated="4"/>
          <table:table-cell table:number-columns-repeated="973"/>
        </table:table-row>
        <table:table-row table:style-name="ro1">
          <table:table-cell table:number-columns-repeated="25"/>
          <table:table-cell table:style-name="ce12" table:formula="of:=AVERAGE([.Z2:.Z19])" office:value-type="string" office:string-value="" calcext:value-type="error">
            <text:p>Err:509</text:p>
          </table:table-cell>
          <table:table-cell table:style-name="ce14" table:number-columns-repeated="2"/>
          <table:table-cell table:style-name="ce12" table:formula="of:=AVERAGE([.AC2:.AC22])" office:value-type="string" office:string-value="" calcext:value-type="error">
            <text:p>Err:509</text:p>
          </table:table-cell>
          <table:table-cell table:style-name="ce12" table:formula="of:=AVERAGE([.AD2:.AD22])" office:value-type="float" office:value="2.79444444444444" calcext:value-type="float">
            <text:p>2.7944444444</text:p>
          </table:table-cell>
          <table:table-cell table:number-columns-repeated="973"/>
        </table:table-row>
        <table:table-row table:style-name="ro1" table:number-rows-repeated="1048552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3:27:47.396030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3-27T13:48:11.677424095</dc:date>
    <dc:creator>Gregory Kapfhammer</dc:creator>
    <meta:editing-duration>P9DT20H4M6S</meta:editing-duration>
    <meta:editing-cycles>317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14" meta:object-count="0"/>
  </office:meta>
</office:document-meta>
</file>